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ce2"/>
        <table:table-row table:style-name="ro1">
          <table:table-cell office:value-type="string" calcext:value-type="string">
            <text:p>Imie</text:p>
          </table:table-cell>
          <table:table-cell table:style-name="Default" office:value-type="string" calcext:value-type="string">
            <text:p>Liczba glosow</text:p>
          </table:table-cell>
          <table:table-cell table:style-name="Default" office:value-type="string" calcext:value-type="string">
            <text:p>Do Trzaskowskiego</text:p>
          </table:table-cell>
          <table:table-cell table:style-name="Default" office:value-type="string" calcext:value-type="string">
            <text:p>Do Nawrockiego</text:p>
          </table:table-cell>
          <table:table-cell table:style-name="Default" office:value-type="string" calcext:value-type="string">
            <text:p>Nie glosuje</text:p>
          </table:table-cell>
          <table:table-cell table:style-name="Default" office:value-type="string" calcext:value-type="string">
            <text:p>Nie wie</text:p>
          </table:table-cell>
        </table:table-row>
        <table:table-row table:style-name="ro1">
          <table:table-cell office:value-type="string" calcext:value-type="string">
            <text:p>Trzaskowski</text:p>
          </table:table-cell>
          <table:table-cell office:value-type="float" office:value="6147797" calcext:value-type="float">
            <text:p>6,147,797</text:p>
          </table:table-cell>
          <table:table-cell office:value-type="percentage" office:value="0.989" calcext:value-type="percentage">
            <text:p>98.9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9" calcext:value-type="percentage">
            <text:p>0.90%</text:p>
          </table:table-cell>
        </table:table-row>
        <table:table-row table:style-name="ro1">
          <table:table-cell office:value-type="string" calcext:value-type="string">
            <text:p>Nawrocki</text:p>
          </table:table-cell>
          <table:table-cell office:value-type="float" office:value="5790804" calcext:value-type="float">
            <text:p>5,790,804</text:p>
          </table:table-cell>
          <table:table-cell office:value-type="percentage" office:value="0.009" calcext:value-type="percentage">
            <text:p>0.90%</text:p>
          </table:table-cell>
          <table:table-cell office:value-type="percentage" office:value="0.961" calcext:value-type="percentage">
            <text:p>96.1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22" calcext:value-type="percentage">
            <text:p>2.20%</text:p>
          </table:table-cell>
        </table:table-row>
        <table:table-row table:style-name="ro1">
          <table:table-cell office:value-type="string" calcext:value-type="string">
            <text:p>Mentzen</text:p>
          </table:table-cell>
          <table:table-cell office:value-type="float" office:value="2902448" calcext:value-type="float">
            <text:p>2,902,448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035" calcext:value-type="percentage">
            <text:p>3.50%</text:p>
          </table:table-cell>
        </table:table-row>
        <table:table-row table:style-name="ro1">
          <table:table-cell office:value-type="string" calcext:value-type="string">
            <text:p>Braun</text:p>
          </table:table-cell>
          <table:table-cell office:value-type="float" office:value="1242917" calcext:value-type="float">
            <text:p>1,242,917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934" calcext:value-type="percentage">
            <text:p>93.40%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008" calcext:value-type="percentage">
            <text:p>0.80%</text:p>
          </table:table-cell>
        </table:table-row>
        <table:table-row table:style-name="ro1">
          <table:table-cell office:value-type="string" calcext:value-type="string">
            <text:p>Holownia</text:p>
          </table:table-cell>
          <table:table-cell office:value-type="float" office:value="978901" calcext:value-type="float">
            <text:p>978,901</text:p>
          </table:table-cell>
          <table:table-cell office:value-type="percentage" office:value="0.922" calcext:value-type="percentage">
            <text:p>92.20%</text:p>
          </table:table-cell>
          <table:table-cell office:value-type="percentage" office:value="0.051" calcext:value-type="percentage">
            <text:p>5.1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16" calcext:value-type="percentage">
            <text:p>1.60%</text:p>
          </table:table-cell>
        </table:table-row>
        <table:table-row table:style-name="ro1">
          <table:table-cell office:value-type="string" calcext:value-type="string">
            <text:p>Zandberg</text:p>
          </table:table-cell>
          <table:table-cell office:value-type="float" office:value="952832" calcext:value-type="float">
            <text:p>952,832</text:p>
          </table:table-cell>
          <table:table-cell office:value-type="percentage" office:value="0.796" calcext:value-type="percentage">
            <text:p>79.6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043" calcext:value-type="percentage">
            <text:p>4.30%</text:p>
          </table:table-cell>
        </table:table-row>
        <table:table-row table:style-name="ro1">
          <table:table-cell office:value-type="string" calcext:value-type="string">
            <text:p>Biejat</text:p>
          </table:table-cell>
          <table:table-cell office:value-type="float" office:value="829361" calcext:value-type="float">
            <text:p>829,361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99" calcext:value-type="percentage">
            <text:p>9.90%</text:p>
          </table:table-cell>
        </table:table-row>
        <table:table-row table:style-name="ro1">
          <table:table-cell office:value-type="string" calcext:value-type="string">
            <text:p>Stanowski</text:p>
          </table:table-cell>
          <table:table-cell office:value-type="float" office:value="243479" calcext:value-type="float">
            <text:p>243,479</text:p>
          </table:table-cell>
          <table:table-cell office:value-type="percentage" office:value="0.269" calcext:value-type="percentage">
            <text:p>2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101" calcext:value-type="percentage">
            <text:p>10.10%</text:p>
          </table:table-cell>
        </table:table-row>
        <table:table-row table:style-name="ro1">
          <table:table-cell office:value-type="string" calcext:value-type="string">
            <text:p>Senyszyn</text:p>
          </table:table-cell>
          <table:table-cell office:value-type="float" office:value="214198" calcext:value-type="float">
            <text:p>214,198</text:p>
          </table:table-cell>
          <table:table-cell office:value-type="percentage" office:value="0.915" calcext:value-type="percentage">
            <text:p>91.50%</text:p>
          </table:table-cell>
          <table:table-cell office:value-type="percentage" office:value="0.019" calcext:value-type="percentage">
            <text:p>1.9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66" calcext:value-type="percentage">
            <text:p>6.60%</text:p>
          </table:table-cell>
        </table:table-row>
        <table:table-row table:style-name="ro1">
          <table:table-cell office:value-type="string" calcext:value-type="string">
            <text:p>Jakubiak</text:p>
          </table:table-cell>
          <table:table-cell office:value-type="float" office:value="150698" calcext:value-type="float">
            <text:p>150,698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816" calcext:value-type="percentage">
            <text:p>81.6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041" calcext:value-type="percentage">
            <text:p>4.10%</text:p>
          </table:table-cell>
        </table:table-row>
        <table:table-row table:style-name="ro1">
          <table:table-cell office:value-type="string" calcext:value-type="string">
            <text:p>Bartoszewicz</text:p>
          </table:table-cell>
          <table:table-cell office:value-type="float" office:value="95640" calcext:value-type="float">
            <text:p>95,640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816" calcext:value-type="percentage">
            <text:p>81.6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041" calcext:value-type="percentage">
            <text:p>4.10%</text:p>
          </table:table-cell>
        </table:table-row>
        <table:table-row table:style-name="ro1">
          <table:table-cell office:value-type="string" calcext:value-type="string">
            <text:p>Maciak</text:p>
          </table:table-cell>
          <table:table-cell office:value-type="float" office:value="36371" calcext:value-type="float">
            <text:p>36,371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816" calcext:value-type="percentage">
            <text:p>81.6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041" calcext:value-type="percentage">
            <text:p>4.10%</text:p>
          </table:table-cell>
        </table:table-row>
        <table:table-row table:style-name="ro1">
          <table:table-cell office:value-type="string" calcext:value-type="string">
            <text:p>Woch</text:p>
          </table:table-cell>
          <table:table-cell office:value-type="float" office:value="18338" calcext:value-type="float">
            <text:p>18,338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816" calcext:value-type="percentage">
            <text:p>81.6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.041" calcext:value-type="percentage">
            <text:p>4.10%</text:p>
          </table:table-cell>
        </table:table-row>
        <table:table-row table:style-name="ro1">
          <table:table-cell office:value-type="string" calcext:value-type="string">
            <text:p>Nieglosujacy</text:p>
          </table:table-cell>
          <table:table-cell table:formula="of:=29252340-19689597" office:value-type="float" office:value="9562743" calcext:value-type="float">
            <text:p>9,562,743</text:p>
          </table:table-cell>
          <table:table-cell office:value-type="percentage" office:value="0.523" calcext:value-type="percentage">
            <text:p>52.30%</text:p>
          </table:table-cell>
          <table:table-cell office:value-type="percentage" office:value="0.455" calcext:value-type="percentage">
            <text:p>45.5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22" calcext:value-type="percentage">
            <text:p>2.20%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7T11:41:50.653000000</meta:creation-date>
    <dc:date>2025-05-27T11:54:53.926000000</dc:date>
    <meta:editing-duration>PT1M26S</meta:editing-duration>
    <meta:editing-cycles>1</meta:editing-cycles>
    <meta:document-statistic meta:table-count="1" meta:cell-count="90" meta:object-count="0"/>
    <meta:generator>LibreOffice/24.2.5.2$Windows_X86_64 LibreOffice_project/bffef4ea93e59bebbeaf7f431bb02b1a39ee8a59</meta:generator>
  </office:meta>
</office:document-meta>
</file>